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lor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 B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que Wh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quamar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i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sq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nched Almo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e Viol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rly W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t Bl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ocol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r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n Sil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nflower B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ims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rk Bl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Cy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rk Goldenro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rk Gre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rk Khak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rk Magen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rk Olive Gre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rk Orang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rk Orchi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rk R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rk Salm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rk Sea Gre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rk Slate Bl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rk Slate Gra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rk Slate Gre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ark Turquoi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rk Viole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ep Pin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ep Sky Bl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m Gra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m Gr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dger Bl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irebric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loral Whi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rest Gree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chs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ins Bo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ost Whit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oldenro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n Yellow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neyde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t Pin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t pin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ndian R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vor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vend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vender Blus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awn Gree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mon Сhiff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ght Cor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ght Cy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ght Goldenro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ght Goldenrod Yellow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ght Gra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ght Gre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ght Gre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ght Pin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ght Salm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ght Sea Gre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ght Sky Bl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ght Slate Bl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ght Slate Gra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ght Slate Gre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ght Steel Bl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ght Yello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m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me Gre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gent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dium Aquamarin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edium B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edium Orchi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edium Purp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dium Sea Gre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edium Slate Bl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edium Spring Gre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edium Turquoi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dium Violet R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dnight Bl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int Crea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isty Ro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ccasi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vajo Whi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avy Bl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ld Lac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lde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iv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live Dra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range Re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rchi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le Goldenro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le G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le Turquoi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le Violet Re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aya Whi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a gre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ach Puf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u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owder Bl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Rosy Brow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Royal Blu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Saddle Brow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Salm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Sandy Br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Sea Gre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Seashe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Sien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ilve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Sky Bl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Slate Bl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Slate Gray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Slate Gre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Sno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Spring Gre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Steel Blu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T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Te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Thist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Tomat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Turquois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Viole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Violet R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Whea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Whit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White Smok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Yellow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Yellow Green</text:p>
          </table:table-cell>
        </table:table-row>
      </table:table>
      <table:table table:name="clothes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n’s Sweat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’s Shir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’s Jeans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n’s Glove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’s Cap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n’s Suit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’s Hawaiian shirt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’s Singlet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en’s Business shoe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n’s Flip flop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n’s Short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’s Cardigan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n’s Jacket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n’s Sport shoes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n’s Bow ti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n’s Sleeveless shirt</text:p>
          </table:table-cell>
          <table:table-cell table:number-columns-repeated="6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Men’s Vest</text:p>
          </table:table-cell>
          <table:table-cell table:number-columns-repeated="6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en’s Long-sleeve top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n’s Polo shirt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n’s Jumper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’s Trench coat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n’s Bathrobe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n’s Cargo pants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n’s Swimsuit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n’s Blazer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n’s T-shirt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n’s Belt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n’s Underpants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’s Waistcoat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en’s Socks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n’s Tie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n’s Pullover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’s Umbrella</text:p>
          </table:table-cell>
          <table:table-cell table:number-columns-repeated="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Men’s Scarf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n’s Sunglasses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n’s Glasses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n’s Boots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n’s Wallet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n’s Handbag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n’s Watch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omen’s Wedding dress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omen’s Sweater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omen’s T-shirt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omen’s Sheath dress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omen’s Dress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omen’s Gym clothes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omen’s Bra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omen’s Tank top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omen’s Shorts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omen’s Hoodie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omen’s Jeans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omen’s Long coat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omen’s Uniform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omen’s Coat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omen’s Dress pants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omen’s Swimsuit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omen’s Long-sleeve top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omen’s Skirt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omen’s Thong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omen’s Hat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omen’s Necklace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omen’s Ring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omen’s Earrings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omen’s Perfume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omen’s Mittens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omen’s Sunglasses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omen’s Handbag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omen’s Bracelet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omen’s Purse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omen’s Watch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omen’s Umbrella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omen’s Scarf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omen’s Slip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omen’s High-heeled shoes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omen’s Flip-flops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omen’s Boots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omen’s Stockings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omen’s Jacket</text:p>
          </table:table-cell>
          <table:table-cell table:number-columns-repeated="6"/>
        </table:table-row>
      </table:table>
      <table:table table:name="size" table:style-name="ta1"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X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XX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XXX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2:08:58.012025808</meta:creation-date>
    <dc:date>2020-04-12T14:24:13.067165189</dc:date>
    <meta:editing-duration>PT1H7M23S</meta:editing-duration>
    <meta:editing-cycles>1</meta:editing-cycles>
    <meta:document-statistic meta:table-count="3" meta:cell-count="474" meta:object-count="0"/>
    <meta:generator>LibreOffice/6.0.7.3$Linux_X86_64 LibreOffice_project/00m0$Build-3</meta:generator>
  </office:meta>
</office:document-meta>
</file>